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07e58e" officeooo:paragraph-rsid="0007e58e"/>
    </style:style>
    <style:style style:name="P2" style:family="paragraph" style:parent-style-name="Standard">
      <style:paragraph-properties fo:text-align="justify" style:justify-single-word="false"/>
      <style:text-properties officeooo:rsid="0007e58e" officeooo:paragraph-rsid="0007e58e"/>
    </style:style>
    <style:style style:name="P3" style:family="paragraph" style:parent-style-name="Standard">
      <style:paragraph-properties fo:text-align="center" style:justify-single-word="false"/>
      <style:text-properties fo:font-size="20pt" fo:font-weight="bold" officeooo:rsid="0007e58e" officeooo:paragraph-rsid="0007e58e" style:font-size-asian="20pt" style:font-weight-asian="bold" style:font-size-complex="20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merg</text:p>
      <text:p text:style-name="P1"/>
      <text:p text:style-name="P2">An android application that helps users find emergency contacts of nearest Hospitals, Police, Ambulance depending on their geographical location.</text:p>
      <text:p text:style-name="P2"/>
      <text:p text:style-name="P2">During emergency incidents, people tend to rush to their safety or save the victims. Majority of these, save for the trained emergency professionals, will not be adequately composed to search for emergency contacts from one web page to another, also factoring in the fact that most stickers with the emergency numbers on are at such moments damaged from the incident’s effect. Computers or large devices, as advised by the fire department, are usually left behind. The only option one is left with is to use the phone to search for emergency contacts. Despite the advent of mobile web, the widely scattered information from the many available websites may not be time-reliable. This is especially when one is not sure of what facility to search for. We also intend to allow our users to update or add a facility if it is not listed in our system so as to always provide updated and reliable information to our users. It will also ensure the application is self sustaining.</text:p>
      <text:p text:style-name="P2"/>
      <text:p text:style-name="P2">The aim of our mobile application is to offer a basket of emergency information resources that will enhance users search, provide timely information and also provide the most geographically reliable facility for our us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ckson Owuor</meta:initial-creator>
    <meta:creation-date>2014-08-09T10:32:21.344181280</meta:creation-date>
    <dc:date>2014-08-09T10:36:27.338893838</dc:date>
    <dc:creator>Dickson Owuor</dc:creator>
    <meta:editing-duration>P0D</meta:editing-duration>
    <meta:editing-cycles>1</meta:editing-cycles>
    <meta:document-statistic meta:table-count="0" meta:image-count="0" meta:object-count="0" meta:page-count="1" meta:paragraph-count="4" meta:word-count="221" meta:character-count="1345" meta:non-whitespace-character-count="1128"/>
    <meta:generator>LibreOffice/4.2.4.2$Linux_x86 LibreOffice_project/420m0$Build-2</meta:generator>
  </office:meta>
</office:document-meta>
</file>